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F7B0000281B0DBA1A91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, Arial" style:font-family-generic="swiss"/>
    <style:font-face style:name="Franklin Gothic Medium" svg:font-family="'Franklin Gothic Medium', 'Franklin Gothic Medium'" style:font-family-generic="swiss"/>
    <style:font-face style:name="Wingdings 2" svg:font-family="'Wingdings 2', Wingdings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 style:list-style-name="">
      <style:paragraph-properties fo:margin-left="0cm" fo:margin-right="0cm" fo:margin-top="0cm" fo:margin-bottom="0cm" fo:text-indent="0cm" style:auto-text-indent="false" style:text-autospace="none"/>
    </style:style>
    <style:style style:name="T1" style:family="text">
      <style:text-properties style:text-line-through-style="none" style:font-name="Franklin Gothic Medium" fo:font-size="18pt" style:text-underline-style="none" style:font-name-asian="Franklin Gothic Medium" style:font-size-asian="18pt" style:font-name-complex="Franklin Gothic Medium" style:font-size-complex="18pt"/>
    </style:style>
    <style:style style:name="T2" style:family="text">
      <style:text-properties style:text-line-through-style="none" fo:font-size="24pt" style:text-underline-style="none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5: Extraterrestrial Intelligences</text:p>
      <text:p text:style-name="P2"/>
      <text:p text:style-name="P1">Module 9: </text:p>
      <text:p text:style-name="P3">9.1: Is There Anyone Out There? </text:p>
      <text:p text:style-name="Standard">&gt;how likely is it that we could find another intelligent civilization? </text:p>
      <text:p text:style-name="Standard"><text:tab/>→ no empirical evidence at present</text:p>
      <text:p text:style-name="Standard">&gt;Frank Drake tried to calculate the possibility of finding intelligent life in the universe </text:p>
      <text:p text:style-name="Standard"><text:tab/>→ American astronomer and astrophysicist </text:p>
      <text:p text:style-name="Standard"><text:tab/>→ one of the pioneers of the search for extraterrestrial intelligence </text:p>
      <text:p text:style-name="Standard"><text:tab/>→ one of the founders of the SETI program </text:p>
      <text:p text:style-name="Standard"><text:tab/>→ in 1961 he formulated the famous “Drake Equation” to estimate the number of intelligent <text:tab/><text:tab/>civilizations in the universe </text:p>
      <text:p text:style-name="Standard">&gt; what do we mean by a civilization? </text:p>
      <text:p text:style-name="Standard"><text:tab/>→ a population which has developed the ability to communicate with us – for example, by <text:tab/><text:tab/>using radio waves</text:p>
      <text:p text:style-name="Standard"><text:tab/><text:tab/>&gt;&gt; no communication means no engagement, so only this type is useful to us</text:p>
      <text:p text:style-name="Standard">&gt;how to calculate the likelihood of finding intelligent life in the Universe</text:p>
      <text:p text:style-name="Standard"><draw:frame draw:style-name="fr1" draw:name="graphics1" text:anchor-type="paragraph" svg:width="17cm" svg:height="8.578cm" draw:z-index="0"><draw:image xlink:href="Pictures/2000000700004F7B0000281B0DBA1A91.svm" xlink:type="simple" xlink:show="embed" xlink:actuate="onLoad"/></draw:frame><text:tab/>→ all of these terms are open to controversy (e.g., fraction of stars w/planets) – further <text:tab/><text:tab/><text:tab/>research can help clarify these issues</text:p>
      <text:p text:style-name="Standard">&gt; so how many? </text:p>
      <text:p text:style-name="Standard"><text:tab/>→ Frank Drake originally estimated 10,000 communicative civilizations in our galaxy </text:p>
      <text:p text:style-name="Standard"><text:tab/>→ seems like stars are orbited by planets as a rule rather than an exception </text:p>
      <text:p text:style-name="Standard"/>
      <text:p text:style-name="P4">What Have We Learned: </text:p>
      <text:p text:style-name="P4">Frank Drake created an equation to guess how many intelligent civilizations could exist in the <text:tab/>universe </text:p>
      <text:p text:style-name="P4">this is based on a number of factors which we often have to estimate the number </text:p>
      <text:p text:style-name="P4">Frank Drake estimates 10,000 in our galaxy </text:p>
      <text:p text:style-name="P4">underpins the active search for extraterrestrial intelligence </text:p>
      <text:p text:style-name="Standard"/>
      <text:p text:style-name="P3">9.2: Contacting Extraterrestrial Civilizations</text:p>
      <text:p text:style-name="Standard">&gt; we have also tried to send messages for others to pick up </text:p>
      <text:p text:style-name="Standard"><text:tab/>→ Pioneer Plaque – in 1972 and 1973 Pioneer 10 and 11 spacecraft (the first objects <text:tab/><text:tab/><text:tab/>designed to leave the solar system) carried simple gold plaques with pictures of man <text:tab/><text:tab/>and woman along with details of Earth’s location </text:p>
      <text:p text:style-name="Standard"><text:soft-page-break/>&gt; the Voyager records</text:p>
      <text:p text:style-name="Standard"><text:tab/>→ 1977: Voyager probe was launched with two copper records portraying life and culture on <text:tab/><text:tab/>Earth , images &amp; music, various cultures and locations</text:p>
      <text:p text:style-name="Standard"><text:tab/>→ Carl Sagan played a central role in devleoping these records &amp; determining their content: <text:tab/><text:tab/>"The spacecraft will be encountered and the record played only if there are <text:tab/><text:tab/><text:tab/>advanced space-faring civilizations in interstellar space. But the launching of this <text:tab/><text:tab/>‘bottle' into the cosmic 'ocean' says something very hopeful about life on this planet." </text:p>
      <text:p text:style-name="Standard">&gt; radio messages have been sent as well the Arecibo message</text:p>
      <text:p text:style-name="Standard"><text:tab/>→ 1974: a pixelated message was sent from the Arecibo Radio Telescope <text:s/>toward M-13 star <text:tab/><text:tab/>cluster</text:p>
      <text:p text:style-name="Standard"><text:tab/>→ Contained </text:p>
      <text:p text:style-name="Standard"><text:tab/><text:tab/>&gt;&gt; Numbers 1-10 </text:p>
      <text:p text:style-name="Standard"><text:tab/><text:tab/>&gt;&gt; Atomic numbers of H, C, N, O, P </text:p>
      <text:p text:style-name="Standard"><text:tab/><text:tab/>&gt;&gt; Formulas for sugars and bases of nucleotides of DNA </text:p>
      <text:p text:style-name="Standard"><text:tab/><text:tab/>&gt;&gt; Number of nucleotides in DNA </text:p>
      <text:p text:style-name="Standard"><text:tab/><text:tab/>&gt;&gt; Double helix structure of DNA </text:p>
      <text:p text:style-name="Standard"><text:tab/><text:tab/>&gt;&gt;Figure of human </text:p>
      <text:p text:style-name="Standard"><text:tab/><text:tab/>&gt;&gt; Population of Earth </text:p>
      <text:p text:style-name="Standard"><text:tab/><text:tab/>&gt;&gt; Diagram of our solar system </text:p>
      <text:p text:style-name="Standard"><text:tab/><text:tab/>&gt;&gt; Image of Arecibo telescope </text:p>
      <text:p text:style-name="Standard">&gt; more recent messages</text:p>
      <text:p text:style-name="Standard"><text:tab/>→ 2001: Teen-age message – seven musical compositions in the 1st Theremin Concert for <text:tab/><text:tab/>Aliens; Russian and English greetings </text:p>
      <text:p text:style-name="Standard"><text:tab/>→ 1999 and 2003: Cosmic Call – digital message containing basic maths to complex <text:tab/><text:tab/><text:tab/>physical concepts, a bilingual image glossary, a “Rosetta Stone” of symbols and <text:tab/><text:tab/><text:tab/>images submitted by people from over the world </text:p>
      <text:p text:style-name="Standard">&gt; problems with these messages; unlikely to be found or heard – small spacecraft and brief <text:tab/>messages</text:p>
      <text:p text:style-name="Standard">&gt; the Fermi Paradox</text:p>
      <text:p text:style-name="Standard"><text:tab/>→ if it takes life billions of years to develop intelligence and signal and travel to the stars.... <text:tab/><text:tab/>And if there are billions of worlds in the universe.... And if the universe is 13 billion <text:tab/><text:tab/>years old.... Why have we not found any yet? </text:p>
      <text:p text:style-name="P4">What have we learned? </text:p>
      <text:p text:style-name="P4">We live in hope that other civilizations are looking for us like we are for them </text:p>
      <text:p text:style-name="P4">We have sent out numerous messages into space like “bottles in the ocean” </text:p>
      <text:p text:style-name="P4">We still have no real evidence of extraterrestrial civilizations </text:p>
      <text:p text:style-name="Standard"/>
      <text:p text:style-name="P3">9.3: How Doe We Look for Extraterrestrial Intelligences? </text:p>
      <text:p text:style-name="Standard">&gt;This search is called SETI</text:p>
      <text:p text:style-name="Standard"><text:tab/>→ Not one mission but a collection of scientific programs designed to detect signals of <text:tab/><text:tab/>extraterrestrial intelligence in the universe.</text:p>
      <text:p text:style-name="Standard">&gt; origins of the SETI program </text:p>
      <text:p text:style-name="Standard"><text:tab/>→ After the building of the Lovell Radio Telescope in Manchester in 1957 it was realised <text:tab/><text:tab/>that two such telescopes with sensitive detectors could communicate over huge <text:tab/><text:tab/><text:tab/>distances </text:p>
      <text:p text:style-name="Standard"><text:tab/>→ Cocconi and Morrison proposed that, given this finding, it would be worth listening out <text:tab/><text:tab/>for similar signals from extraterrestrial sources </text:p>
      <text:p text:style-name="Standard">&gt;How to search?</text:p>
      <text:p text:style-name="Standard"><text:tab/>→ optical signals</text:p>
      <text:p text:style-name="Standard"><text:tab/>→ try to detect radio waves from distant planets</text:p>
      <text:p text:style-name="Standard"><text:tab/>→ these are the waves which transmit radio stations</text:p>
      <text:p text:style-name="Standard"><text:tab/>→ problem: there is pollution from space and the atmosphere, so tune in to a narrow <text:tab/><text:soft-page-break/><text:tab/><text:tab/>frequency band where the background is low</text:p>
      <text:p text:style-name="Standard">&gt; first SETI project: Project Ozma </text:p>
      <text:p text:style-name="Standard"><text:tab/>→ In 1960, Frank Drake and colleagues used the 84ft Tatel Telescope in West Virginia to <text:tab/><text:tab/>scan for extraterrestrial radio signals Targeted search on two nearby sun-like stars </text:p>
      <text:p text:style-name="Standard"><text:tab/>→ no signal found</text:p>
      <text:p text:style-name="Standard">&gt; how to deal with limited radio telescope resources.... 3 options: </text:p>
      <text:p text:style-name="Standard"><text:tab/>1) Rent time on existing radio telescopes for targeted searches </text:p>
      <text:p text:style-name="Standard"><text:tab/>2) Run SETI analysis from the radio telescope data of others (parasite or piggyback <text:tab/><text:tab/><text:tab/>searches) </text:p>
      <text:p text:style-name="Standard"><text:tab/>3) Build new radio telescopes dedicated to SETI </text:p>
      <text:p text:style-name="Standard">&gt; Project Phoenix </text:p>
      <text:p text:style-name="Standard"><text:tab/>→ example of a project which rents telescope time for SETI searches – Parkes Radio <text:tab/><text:tab/><text:tab/>Telescope, Australia; Green Bank Radio Telescope, West Virginia </text:p>
      <text:p text:style-name="Standard"><text:tab/>→ began in 1995 </text:p>
      <text:p text:style-name="Standard"><text:tab/>→ after looking at 800 stars concluded that we “live in a quiet neighbourhood” </text:p>
      <text:p text:style-name="Standard">&gt; the SERENDIP project </text:p>
      <text:p text:style-name="Standard"><text:tab/>→ an example of a “piggyback” SETI search </text:p>
      <text:p text:style-name="Standard"><text:tab/>→ the SETI researchers put an extra receiver onto the Arecibo Radio Telescope which is <text:tab/><text:tab/>used by other researchers </text:p>
      <text:p text:style-name="Standard"><text:tab/>→ benefits from a lot of telescope time, but no control over what stars are focussed on </text:p>
      <text:p text:style-name="Standard">&gt; the Allen Telescope Array – an example of dedicated facilities</text:p>
      <text:p text:style-name="Standard"><text:tab/>→ a new SETI dedicated array of 350 small telescope dishes which combine their signal to <text:tab/><text:tab/>search for radio waves in deep space </text:p>
      <text:p text:style-name="Standard"><text:tab/>→ housed in San Francisco, heavily funded by Paul Allen of Microsoft – cost around $26 <text:tab/><text:tab/>million </text:p>
      <text:p text:style-name="Standard">&gt; has SETI had any success? </text:p>
      <text:p text:style-name="Standard"><text:tab/>→ the “WOW” signal </text:p>
      <text:p text:style-name="Standard"><text:tab/><text:tab/>&gt;&gt; 30 times stronger than anything this telescope would ever detect </text:p>
      <text:p text:style-name="Standard"><text:tab/><text:tab/>&gt;&gt; almost exactly in the place in the radio spectrum that researchers expected such a <text:tab/><text:tab/><text:tab/>signal to come from </text:p>
      <text:p text:style-name="Standard"><text:tab/><text:tab/>&gt;&gt; has not been linked to any Earth-based emission, but neither has it ever been <text:tab/><text:tab/><text:tab/><text:tab/>detected again</text:p>
      <text:p text:style-name="P4">&gt;What have we learned? </text:p>
      <text:p text:style-name="P4"> SETI has a long history </text:p>
      <text:p text:style-name="P4"> Numerous attempts have been made to detect intelligent signals </text:p>
      <text:p text:style-name="P4">There has been no success yet </text:p>
      <text:p text:style-name="P4">Technology has improved and might lend itself to larger searches </text:p>
      <text:p text:style-name="Standard"/>
      <text:p text:style-name="Standard">Module 10: </text:p>
      <text:p text:style-name="P3">10.1: Extraterrestrial Intelligence – The Social Dimension</text:p>
      <text:p text:style-name="Standard"><text:span text:style-name="T4">&gt; </text:span>What would be the result of detection? Fear and panic?</text:p>
      <text:p text:style-name="Standard"><text:tab/>→ depends on the nature of the detection </text:p>
      <text:p text:style-name="Standard"><text:tab/><text:tab/>&gt;&gt;An ancient signal from a distant star </text:p>
      <text:p text:style-name="Standard"><text:tab/><text:tab/>&gt;&gt; A signal from a probe in our Solar System </text:p>
      <text:p text:style-name="Standard"><text:tab/><text:tab/>&gt;&gt; Microbial life </text:p>
      <text:p text:style-name="Standard"><text:tab/>→ Previous belief in aliens did not cause pandemonium </text:p>
      <text:p text:style-name="Standard"><text:tab/>→ Prix Guzman offered by the French Academy of Sciences on December 17, 1900 for <text:tab/><text:tab/><text:tab/>100,000 Francs "the person of whatever nation who will find the means within the <text:tab/><text:tab/>next ten years of communicating with a star and of receiving a response.“ Mars was <text:tab/><text:tab/>excluded </text:p>
      <text:p text:style-name="Standard"><text:tab/><text:tab/>&gt;&gt; presumed presence of alien intelligences did not result in fear</text:p>
      <text:p text:style-name="Standard">&gt; Will intelligent extraterrestrials be friendly or aggressive? </text:p>
      <text:p text:style-name="Standard"><text:soft-page-break/><text:tab/>→ they are unlikely to be purely aggressive – how else could they have collaborated to send <text:tab/><text:tab/>a signal and develop that level of sophistication? </text:p>
      <text:p text:style-name="Standard"><text:tab/>→ they are unlikely to be wholly peaceful – they will be the product of Darwinian evolution <text:tab/><text:tab/>and if they are social (which they will need to be to build radio telescopes), they <text:tab/><text:tab/><text:tab/>likely have elements of competitiveness </text:p>
      <text:p text:style-name="Standard">&gt; the religious dimension </text:p>
      <text:p text:style-name="Standard"><text:tab/>→ many religions would accept other intelligences within their world view </text:p>
      <text:p text:style-name="Standard"><text:tab/>→ some people believe that their saviours such as Jesus are unique, others think that as God <text:tab/><text:tab/>is universal his saviour (son) is universal and applies to all creatures </text:p>
      <text:p text:style-name="Standard"><text:tab/>→ would we be ready to accept the religious point of view of aliens, even if very different <text:tab/><text:tab/>from our own? </text:p>
      <text:p text:style-name="Standard"><text:tab/><text:tab/>&gt;&gt; question of their impact on our religious culture</text:p>
      <text:p text:style-name="Standard"><text:tab/>→ BUT… very few religions explicitly exclude alien intelligence The Quran: “And among <text:tab/><text:tab/>His Signs is the creation of the heavens and the earth, and of whatever living <text:tab/><text:tab/><text:tab/>creatures (da'bbah) He has spread forth in both...” </text:p>
      <text:p text:style-name="Standard">&gt; How should the public be told? </text:p>
      <text:p text:style-name="Standard"><text:tab/>→ the information will either come suddenly or slowly as accumulated information </text:p>
      <text:p text:style-name="Standard"><text:tab/>→ the United Nations is considering a protocol – in 1977 the UN Committee on the <text:tab/><text:tab/><text:tab/>Peaceful Uses of Outer Space posed these questions: </text:p>
      <text:p text:style-name="Standard"><text:tab/><text:tab/>&gt;&gt; Should messages be composed by an international organisations such as the UN? </text:p>
      <text:p text:style-name="Standard"><text:tab/><text:tab/>&gt;&gt; Should a register of messages sent to aliens be kept? </text:p>
      <text:p text:style-name="Standard"><text:tab/><text:tab/>&gt;&gt; Should preparation of all messages be done by the UN? </text:p>
      <text:p text:style-name="Standard"><text:tab/><text:tab/>&gt;&gt; Would art or science be better represent humanity? How to compose our <text:tab/><text:tab/><text:tab/><text:tab/>messages?</text:p>
      <text:p text:style-name="Standard"><text:tab/>→ at present, no protocol for alien contact or arrival</text:p>
      <text:p text:style-name="Standard">&gt; a previous attempt to speak to them </text:p>
      <text:p text:style-name="Standard"><text:tab/>“As the Secretary of the United Nations, an Organization of 147 Member States who <text:tab/>represent almost all of the human inhabitants of the planet Earth, I send greetings on behalf <text:tab/>of the people of our planet. We step out of our Solar System into the universe seeking only <text:tab/>peace and friendship; to teach if we are called upon, to be taught if we are fortunate. We <text:tab/>know full well that our planet and all its inhabitants are but a small part of this immense <text:tab/>universe that surrounds us, and it is with humility and hope that we take this step.”</text:p>
      <text:p text:style-name="Standard">&gt; question of who is best suited to speak to aliens we contact – UN, scientists, laypeople, etc. </text:p>
      <text:p text:style-name="Standard">&gt; The Fermi Paradox </text:p>
      <text:p text:style-name="Standard"><text:tab/>→ If they are out there, then why don’t we see them? </text:p>
      <text:p text:style-name="Standard"><text:tab/><text:tab/>&gt;&gt; they are already here </text:p>
      <text:p text:style-name="Standard"><text:tab/><text:tab/>&gt;&gt; they can’t get here (it’s too far) </text:p>
      <text:p text:style-name="Standard"><text:tab/><text:tab/>&gt;&gt; civilisations always destroy themselves </text:p>
      <text:p text:style-name="Standard"><text:tab/><text:tab/>&gt;&gt; they watch our wars and we terrify them </text:p>
      <text:p text:style-name="Standard"><text:tab/><text:tab/>&gt;&gt; we are being denied entry to the ‘galactic club’ because we have much to learn </text:p>
      <text:p text:style-name="Standard"><text:tab/><text:tab/>&gt;&gt; we are a zoo </text:p>
      <text:p text:style-name="Standard"><text:span text:style-name="T3">What have we learned? </text:span></text:p>
      <text:p text:style-name="P4">Predicting the effects of contact with extraterrestrial intelligence is difficult </text:p>
      <text:p text:style-name="P4">There needs to be an agreed protocol to deal with it </text:p>
      <text:p text:style-name="P4">Most existing world views would probably incorporate the new information </text:p>
      <text:p text:style-name="P4">The effect of detection may not be very profound unless it represents a clear and immediate threat </text:p>
      <text:p text:style-name="P4">It remains a good question as to why we don’t see any alien intelligences if they are common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, Arial" style:font-family-generic="swiss"/>
    <style:font-face style:name="Franklin Gothic Medium" svg:font-family="'Franklin Gothic Medium', 'Franklin Gothic Medium'" style:font-family-generic="swiss"/>
    <style:font-face style:name="Wingdings 2" svg:font-family="'Wingdings 2', Wingdings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07:56:38.70</meta:creation-date>
    <meta:generator>OpenOffice.org/3.4$Win32 OpenOffice.org_project/340m1$Build-9590</meta:generator>
    <dc:date>2013-02-26T10:31:04.45</dc:date>
    <meta:editing-duration>PT2H34M3S</meta:editing-duration>
    <meta:editing-cycles>60</meta:editing-cycles>
    <meta:document-statistic meta:table-count="0" meta:image-count="1" meta:object-count="0" meta:page-count="4" meta:paragraph-count="134" meta:word-count="1746" meta:character-count="10260"/>
  </office:meta>
</office:document-meta>
</file>